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Calibri" svg:font-family="Calibri"/>
  </office:font-face-decls>
  <office:automatic-styles>
    <style:style style:name="P1" style:family="paragraph" style:parent-style-name="Standard">
      <style:paragraph-properties fo:margin-bottom="0.1111in" fo:line-height="107%"/>
      <style:text-properties style:font-name="Calibri" fo:font-size="11.0pt"/>
    </style:style>
    <style:style style:name="T1" style:family="text">
      <style:text-properties fo:letter-spacing="0.0000in"/>
    </style:style>
    <style:style style:name="TableColumn1" style:family="table-column">
      <style:table-column-properties style:column-width="3.4625in" style:rel-column-width="32767*"/>
    </style:style>
  </office:automatic-styles>
  <office:body>
    <office:text>
      <text:p text:style-name="P1"><text:span text:style-name="T1">e) Die Regressionsanalyse zeigte, dass die Beobachtungen beider Tests als signifikant einzustufen sind. Das Bestimmtheitsmaß ist bei beiden Eingabemethoden relativ hoch, ein Großteil der Varianz kann also durch das Modell erklärt werden. Die Testdaten des Tests mit Touchpad Eingabe erzielten dabei bessere Werte. Ob dieser Unterschied bereits als entscheidend einzustufen ist, können wir nicht wirklich abschätzen. Durch die t-Statistik ergab sich, dass diese Testdaten ebenfalls einen höheren Wert der Signifikanz erreicht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04.6</meta:generator>
    <meta:initial-creator>Alex</meta:initial-creator>
  </office:meta>
</office:document-meta>
</file>